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370000005339CA18199C4E7D25.jpg" manifest:media-type="image/jpeg"/>
  <manifest:file-entry manifest:full-path="Pictures/100000000000004200000044DC0A9426DC86AF27.jpg" manifest:media-type="image/jpeg"/>
  <manifest:file-entry manifest:full-path="Pictures/100000000000002C0000003A4EDB64CEA6328524.jpg" manifest:media-type="image/jpeg"/>
  <manifest:file-entry manifest:full-path="Pictures/10000000000000AC00000064876A20E2A7929B6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89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8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3" draw:id="id3" draw:layer="layout" svg:width="3.9cm" svg:height="2.267cm" svg:x="11.83cm" svg:y="5.445cm">
          <draw:image xlink:href="Pictures/10000000000000AC00000064876A20E2A7929B61.jpg" xlink:type="simple" xlink:show="embed" xlink:actuate="onLoad">
            <text:p text:style-name="P1">Internet</text:p>
          </draw:image>
        </draw:frame>
        <draw:connector draw:style-name="gr2" draw:text-style-name="P2" draw:layer="layout" draw:type="line" svg:x1="13.825cm" svg:y1="10.315cm" svg:x2="9.503cm" svg:y2="12.557cm" draw:start-shape="id1" draw:start-glue-point="2" draw:end-shape="id2" draw:end-glue-point="0" svg:d="M13825 10315l-4322 2242" svg:viewBox="0 0 4323 2243">
          <text:p/>
        </draw:connector>
        <draw:connector draw:style-name="gr2" draw:text-style-name="P2" draw:layer="layout" draw:type="line" svg:x1="13.78cm" svg:y1="7.712cm" svg:x2="13.825cm" svg:y2="9.001cm" draw:start-shape="id3" draw:start-glue-point="2" draw:end-shape="id1" draw:end-glue-point="0" svg:d="M13780 7712l45 1289" svg:viewBox="0 0 46 1290">
          <text:p/>
        </draw:connector>
        <draw:connector draw:style-name="gr2" draw:text-style-name="P2" draw:layer="layout" draw:type="line" svg:x1="13.825cm" svg:y1="10.315cm" svg:x2="13.821cm" svg:y2="12.557cm" draw:start-shape="id1" draw:start-glue-point="2" draw:end-shape="id4" draw:end-glue-point="0" svg:d="M13825 10315l-4 2242" svg:viewBox="0 0 5 2243">
          <text:p/>
        </draw:connector>
        <draw:connector draw:style-name="gr2" draw:text-style-name="P2" draw:layer="layout" draw:type="line" svg:x1="13.825cm" svg:y1="10.315cm" svg:x2="18.165cm" svg:y2="12.43cm" draw:start-shape="id1" draw:start-glue-point="2" draw:end-shape="id5" svg:d="M13825 10315l4340 2115" svg:viewBox="0 0 4341 2116">
          <text:p/>
        </draw:connector>
        <draw:g>
          <draw:frame draw:style-name="gr3" draw:text-style-name="P2" xml:id="id1" draw:id="id1" draw:layer="layout" svg:width="0.997cm" svg:height="1.314cm" svg:x="13.327cm" svg:y="9.001cm">
            <draw:image xlink:href="Pictures/100000000000002C0000003A4EDB64CEA6328524.jpg" xlink:type="simple" xlink:show="embed" xlink:actuate="onLoad">
              <text:p/>
            </draw:image>
          </draw:frame>
          <draw:frame draw:style-name="gr4" draw:text-style-name="P3" draw:layer="layout" svg:width="3.846cm" svg:height="1.039cm" svg:x="14.343cm" svg:y="9.118cm">
            <draw:text-box>
              <text:p><text:span text:style-name="T1">Docker &amp; Travis CI</text:span></text:p>
              <text:p><text:span text:style-name="T1">(physical host)</text:span></text:p>
            </draw:text-box>
          </draw:frame>
        </draw:g>
        <draw:g>
          <draw:frame draw:style-name="gr3" draw:text-style-name="P2" xml:id="id2" draw:id="id2" draw:layer="layout" svg:width="1.496cm" svg:height="1.541cm" svg:x="8.755cm" svg:y="12.557cm">
            <draw:image xlink:href="Pictures/100000000000004200000044DC0A9426DC86AF27.jpg" xlink:type="simple" xlink:show="embed" xlink:actuate="onLoad">
              <text:p/>
            </draw:image>
          </draw:frame>
          <draw:frame draw:style-name="gr5" draw:text-style-name="P4" draw:layer="layout" svg:width="3.393cm" svg:height="1.433cm" svg:x="7.775cm" svg:y="14.185cm">
            <draw:text-box>
              <text:p text:style-name="P1"><text:span text:style-name="T1">Nginx</text:span></text:p>
              <text:p text:style-name="P1"><text:span text:style-name="T1">Activity 2 Testcase</text:span></text:p>
              <text:p text:style-name="P1"><text:span text:style-name="T1">(container)</text:span></text:p>
            </draw:text-box>
          </draw:frame>
        </draw:g>
        <draw:g>
          <draw:frame draw:style-name="gr3" draw:text-style-name="P2" xml:id="id4" draw:id="id4" draw:layer="layout" svg:width="1.496cm" svg:height="1.541cm" svg:x="13.073cm" svg:y="12.557cm">
            <draw:image xlink:href="Pictures/100000000000004200000044DC0A9426DC86AF27.jpg" xlink:type="simple" xlink:show="embed" xlink:actuate="onLoad">
              <text:p/>
            </draw:image>
          </draw:frame>
          <draw:frame draw:style-name="gr6" draw:text-style-name="P4" draw:layer="layout" svg:width="2.72cm" svg:height="1.433cm" svg:x="12.438cm" svg:y="14.208cm">
            <draw:text-box>
              <text:p text:style-name="P1"><text:span text:style-name="T1">Nginx</text:span></text:p>
              <text:p text:style-name="P1"><text:span text:style-name="T1">Web Frontend</text:span></text:p>
              <text:p text:style-name="P1"><text:span text:style-name="T1">(container)</text:span></text:p>
            </draw:text-box>
          </draw:frame>
        </draw:g>
        <draw:g>
          <draw:frame draw:style-name="gr3" draw:text-style-name="P2" xml:id="id5" draw:id="id5" draw:layer="layout" svg:width="1.246cm" svg:height="1.881cm" svg:x="17.542cm" svg:y="12.43cm">
            <draw:image xlink:href="Pictures/10000000000000370000005339CA18199C4E7D25.jpg" xlink:type="simple" xlink:show="embed" xlink:actuate="onLoad">
              <text:p/>
            </draw:image>
          </draw:frame>
          <draw:frame draw:style-name="gr7" draw:text-style-name="P4" draw:layer="layout" svg:width="3.084cm" svg:height="1.433cm" svg:x="16.72cm" svg:y="14.335cm">
            <draw:text-box>
              <text:p text:style-name="P1"><text:span text:style-name="T1">Mariadb</text:span></text:p>
              <text:p text:style-name="P1"><text:span text:style-name="T1">Database server</text:span></text:p>
              <text:p text:style-name="P1"><text:span text:style-name="T1">(container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5T14:22:13.291592735</meta:creation-date>
    <dc:date>2019-09-16T13:01:36.301350298</dc:date>
    <meta:editing-duration>PT15M1S</meta:editing-duration>
    <meta:editing-cycles>3</meta:editing-cycles>
    <meta:generator>LibreOffice/5.3.7.2.0$Linux_X86_64 LibreOffice_project/30m0$Build-2</meta:generator>
    <meta:document-statistic meta:object-count="17"/>
  </office:meta>
</office:document-meta>
</file>